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 fo:min-height="3.283cm" fo:min-width="5.33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3.281cm" fo:min-width="5.34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455cm" fo:min-width="4.672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455cm" fo:min-width="4.67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455cm" fo:min-width="4.676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456cm" fo:min-width="4.6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text">
      <style:graphic-properties draw:stroke="none" svg:stroke-color="#000000" draw:fill="none" draw:fill-color="#ffffff" fo:min-height="3.623cm"/>
    </style:style>
    <style:style style:name="gr9" style:family="graphic" style:parent-style-name="text">
      <style:graphic-properties draw:stroke="none" svg:stroke-color="#000000" draw:fill="none" draw:fill-color="#ffffff" fo:min-height="1.94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text">
      <style:graphic-properties draw:stroke="solid" draw:textarea-horizontal-align="justify" draw:textarea-vertical-align="middle" draw:auto-grow-height="false" fo:min-height="0.664cm" fo:min-width="3.364cm"/>
    </style:style>
    <style:style style:name="gr12" style:family="graphic" style:parent-style-name="text">
      <style:graphic-properties draw:stroke="solid" draw:textarea-horizontal-align="justify" draw:textarea-vertical-align="middle" draw:auto-grow-height="false" fo:min-height="1.145cm" fo:min-width="4.647cm"/>
    </style:style>
    <style:style style:name="P1" style:family="paragraph">
      <style:paragraph-properties fo:text-align="center"/>
      <style:text-properties fo:font-size="17.8999996185303pt"/>
    </style:style>
    <style:style style:name="P2" style:family="paragraph">
      <loext:graphic-properties draw:fill="none"/>
      <style:paragraph-properties fo:text-align="center"/>
      <style:text-properties style:text-position="super 58%" fo:font-size="17.8999996185303pt"/>
    </style:style>
    <style:style style:name="P3" style:family="paragraph">
      <loext:graphic-properties draw:fill="none"/>
      <style:paragraph-properties fo:text-align="center"/>
      <style:text-properties fo:font-size="17.8999996185303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text-position="super 58%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text-align="start" fo:text-indent="0cm" style:writing-mode="lr-tb">
        <style:tab-stops/>
      </style:paragraph-properties>
      <style:text-properties style:text-position="super 58%"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style:text-position="super 58%" fo:font-size="14pt" style:font-size-asian="14pt" style:font-size-complex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4pt"/>
    </style:style>
    <style:style style:name="T1" style:family="text">
      <style:text-properties style:text-position="super 58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3cm" svg:height="3.533cm" svg:x="4.522cm" svg:y="2.673cm">
          <text:p text:style-name="P1">Main Window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842cm" svg:height="3.531cm" svg:x="13.927cm" svg:y="2.666cm">
          <text:p text:style-name="P1">Control Window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xml:id="id4" draw:id="id4" draw:layer="layout" svg:width="5.172cm" svg:height="2.705cm" svg:x="10.258cm" svg:y="9.898cm">
            <text:p text:style-name="P4">Image Window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172cm" svg:height="2.705cm" svg:x="8.988cm" svg:y="9.239cm">
            <text:p text:style-name="P4">Image Window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5.177cm" svg:height="2.705cm" svg:x="7.713cm" svg:y="8.573cm">
            <text:p text:style-name="P4">Image Window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176cm" svg:height="2.705cm" svg:x="6.443cm" svg:y="7.914cm">
            <text:p text:style-name="P4">Image Window</text:p>
            <draw:enhanced-geometry svg:viewBox="0 0 21600 21600" draw:type="rectangle" draw:enhanced-path="M 0 0 L 21600 0 21600 21600 0 21600 0 0 Z N"/>
          </draw:custom-shape>
          <draw:custom-shape draw:style-name="gr6" draw:text-style-name="P5" xml:id="id2" draw:id="id2" draw:layer="layout" svg:width="5.176cm" svg:height="2.706cm" svg:x="5.168cm" svg:y="7.247cm">
            <text:p text:style-name="P4">Image Window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7" draw:layer="layout" draw:line-skew="-2.665cm" svg:x1="4.522cm" svg:y1="4.439cm" svg:x2="5.168cm" svg:y2="8.6cm" draw:start-shape="id1" draw:start-glue-point="3" draw:end-shape="id2" svg:d="M4522 4439h-3166v4161h3812" svg:viewBox="0 0 3813 4162">
          <text:p text:style-name="P6"><text:span text:style-name="T1">New or Open</text:span></text:p>
        </draw:connector>
        <draw:connector draw:style-name="gr7" draw:text-style-name="P8" draw:layer="layout" svg:x1="10.352cm" svg:y1="4.439cm" svg:x2="13.927cm" svg:y2="4.431cm" draw:start-shape="id1" draw:start-glue-point="1" draw:end-shape="id3" draw:end-glue-point="3" svg:d="M10352 4439h1788v-8h1787" svg:viewBox="0 0 3576 9">
          <text:p text:style-name="P4"><text:span text:style-name="T1">Open control window</text:span></text:p>
        </draw:connector>
        <draw:frame draw:style-name="gr8" draw:text-style-name="P9" draw:layer="layout" svg:width="17.8cm" svg:height="3.873cm" svg:x="1.924cm" svg:y="14.432cm">
          <draw:text-box>
            <text:p>1. Main Window</text:p>
            <text:p><text:span text:style-name="T2"><text:s/></text:span><text:span text:style-name="T2">- There is a menu, which has “New”, “Open” and others.</text:span></text:p>
            <text:p><text:span text:style-name="T2"><text:s/></text:span><text:span text:style-name="T2">- If “Open” menu is chosen, FileChooserDialog will be showed. Next, choose image file which you want to open. Then, Image will be displayed with New Image Window.</text:span></text:p>
            <text:p><text:span text:style-name="T2"><text:s/></text:span><text:span text:style-name="T2">- If “New” menu is chosed, Empty Image Window will be displayed.</text:span></text:p>
          </draw:text-box>
        </draw:frame>
        <draw:frame draw:style-name="gr9" draw:text-style-name="P9" draw:layer="layout" svg:width="17.8cm" svg:height="3.182cm" svg:x="1.924cm" svg:y="18.733cm">
          <draw:text-box>
            <text:p>2. Image Window</text:p>
            <text:p><text:span text:style-name="T2"><text:s/></text:span><text:span text:style-name="T2">- Image window is used displaying image both of original image and processed image.</text:span></text:p>
            <text:p><text:span text:style-name="T2"><text:s/></text:span><text:span text:style-name="T2">- it will be created when you choose “New” or “Open” menu in main window.</text:span></text:p>
            <text:p><text:span text:style-name="T2"><text:s text:c="3"/></text:span><text:span text:style-name="T2">(multiple window)</text:span></text:p>
          </draw:text-box>
        </draw:frame>
        <draw:frame draw:style-name="gr9" draw:text-style-name="P9" draw:layer="layout" svg:width="17.8cm" svg:height="2.627cm" svg:x="1.924cm" svg:y="22.934cm">
          <draw:text-box>
            <text:p>3. Control Window</text:p>
            <text:p><text:span text:style-name="T2"><text:s/></text:span><text:span text:style-name="T2">- Control Window has menu buttons such as “histogram, “fft” and others to process opened image.</text:span></text:p>
            <text:p><text:span text:style-name="T2"><text:s/></text:span><text:span text:style-name="T2">- The processed image will be displayed at the right side of origin image.</text:span></text:p>
          </draw:text-box>
        </draw:frame>
        <draw:connector draw:style-name="gr10" draw:text-style-name="P10" draw:layer="layout" svg:x1="16.848cm" svg:y1="6.197cm" svg:x2="15.43cm" svg:y2="11.25cm" draw:start-shape="id3" draw:start-glue-point="2" draw:end-shape="id4" draw:end-glue-point="1" svg:d="M16848 6197v5053h-1418" svg:viewBox="0 0 1419 5054">
          <text:p/>
        </draw:connector>
        <draw:custom-shape draw:style-name="gr11" draw:text-style-name="P11" draw:layer="layout" svg:width="3.864cm" svg:height="0.914cm" svg:x="5.637cm" svg:y="4.113cm">
          <text:p text:style-name="P11">Main menu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147cm" svg:height="1.395cm" svg:x="14.288cm" svg:y="4.089cm">
          <text:p text:style-name="P11">Image processing menu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fo:wrap-option="wrap" draw:shadow-offset-x="0.203cm" draw:shadow-offset-y="0.203cm"/>
      <style:paragraph-properties style:writing-mode="lr-tb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23:11:32.298412317</meta:creation-date>
    <dc:date>2017-06-14T23:50:44.675744737</dc:date>
    <meta:editing-duration>PT1H10M8S</meta:editing-duration>
    <meta:editing-cycles>9</meta:editing-cycles>
    <meta:generator>LibreOffice/5.2.7.2$Linux_X86_64 LibreOffice_project/20m0$Build-2</meta:generator>
    <meta:document-statistic meta:object-count="16"/>
  </office:meta>
</office:document-meta>
</file>